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7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7"/>
    <style:style style:name="ce2" style:family="table-cell" style:parent-style-name="Default" style:data-style-name="N107">
      <style:table-cell-properties fo:border-bottom="none" fo:border-left="0.002cm solid #000000" fo:border-right="none" fo:border-top="0.002cm solid #000000"/>
    </style:style>
    <style:style style:name="ce3" style:family="table-cell" style:parent-style-name="Default" style:data-style-name="N107">
      <style:table-cell-properties fo:border-bottom="none" fo:border-left="0.002cm solid #000000" fo:border-right="none" fo:border-top="none"/>
    </style:style>
    <style:style style:name="ce4" style:family="table-cell" style:parent-style-name="Default" style:data-style-name="N107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07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07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07">
      <style:table-cell-properties fo:border-bottom="none" fo:border-left="0.002cm solid #000000" fo:border-right="0.002cm solid #000000" fo:border-top="0.002cm solid #000000"/>
    </style:style>
    <style:style style:name="ce9" style:family="table-cell" style:parent-style-name="Default" style:data-style-name="N107">
      <style:table-cell-properties fo:border-bottom="none" fo:border-left="0.002cm solid #000000" fo:border-right="0.002cm solid #000000" fo:border-top="none"/>
    </style:style>
    <style:style style:name="ce10" style:family="table-cell" style:parent-style-name="Default" style:data-style-name="N107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 style:data-style-name="N107">
      <style:table-cell-properties fo:border-bottom="none" fo:border-left="none" fo:border-right="0.002cm solid #000000" fo:border-top="0.002cm solid #000000"/>
    </style:style>
    <style:style style:name="ce12" style:family="table-cell" style:parent-style-name="Default" style:data-style-name="N107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107">
      <style:table-cell-properties fo:border-bottom="0.002cm solid #000000" fo:border-left="none" fo:border-right="0.002cm solid #000000" fo:border-top="none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6" style:family="table-cell" style:parent-style-name="Default" style:data-style-name="N100">
      <style:table-cell-properties fo:wrap-option="wrap"/>
    </style:style>
    <style:style style:name="ce17" style:family="table-cell" style:parent-style-name="Default">
      <style:table-cell-properties fo:wrap-option="wrap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3" table:number-columns-repeated="5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5"/>
          <table:table-cell office:value-type="string">
            <text:p>col</text:p>
          </table:table-cell>
          <table:table-cell table:style-name="ce15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###</text:p>
          </table:table-cell>
          <table:table-cell office:value-type="float" office:value="630026">
            <text:p>630026</text:p>
          </table:table-cell>
          <table:table-cell table:style-name="ce5"/>
          <table:table-cell table:style-name="ce8" table:formula="of:=[.B2]/SUM([.$B$2:.$B$8])" office:value-type="percentage" office:value="0.675032437720113">
            <text:p>67.503%</text:p>
          </table:table-cell>
          <table:table-cell/>
          <table:table-cell office:value-type="string">
            <text:p>####</text:p>
          </table:table-cell>
          <table:table-cell table:formula="of:=LOOKUP([.$G$1];[Sheet2.$B$1:.$L$1];[Sheet2.B3:.L3])" office:value-type="float" office:value="3332486">
            <text:p>3332486</text:p>
          </table:table-cell>
          <table:table-cell table:style-name="ce5"/>
          <table:table-cell table:style-name="ce8" table:formula="of:=[.G2]/SUM([.$G$2:.$G$16])" office:value-type="percentage" office:value="0.0738192132515669">
            <text:p>7.382%</text:p>
          </table:table-cell>
          <table:table-cell table:style-name="ce5"/>
          <table:table-cell/>
          <table:table-cell office:value-type="string">
            <text:p>####</text:p>
          </table:table-cell>
          <table:table-cell table:number-columns-repeated="1012"/>
        </table:table-row>
        <table:table-row table:style-name="ro1">
          <table:table-cell office:value-type="string">
            <text:p>##-</text:p>
          </table:table-cell>
          <table:table-cell office:value-type="float" office:value="236646">
            <text:p>236646</text:p>
          </table:table-cell>
          <table:table-cell table:style-name="ce5"/>
          <table:table-cell table:style-name="ce9" table:formula="of:=[.B3]/SUM([.$B$2:.$B$8])" office:value-type="percentage" office:value="0.253551006238971">
            <text:p>25.355%</text:p>
          </table:table-cell>
          <table:table-cell/>
          <table:table-cell office:value-type="string">
            <text:p>###-</text:p>
          </table:table-cell>
          <table:table-cell table:formula="of:=LOOKUP([.$G$1];[Sheet2.$B$1:.$L$1];[Sheet2.B4:.L4])" office:value-type="float" office:value="297560">
            <text:p>297560</text:p>
          </table:table-cell>
          <table:table-cell table:style-name="ce5"/>
          <table:table-cell table:style-name="ce9" table:formula="of:=[.G3]/SUM([.$G$2:.$G$16])" office:value-type="percentage" office:value="0.00659136905455454">
            <text:p>0.659%</text:p>
          </table:table-cell>
          <table:table-cell table:style-name="ce5"/>
          <table:table-cell/>
          <table:table-cell office:value-type="string">
            <text:p>###-</text:p>
          </table:table-cell>
          <table:table-cell table:number-columns-repeated="1012"/>
        </table:table-row>
        <table:table-row table:style-name="ro1">
          <table:table-cell office:value-type="string">
            <text:p>#-#</text:p>
          </table:table-cell>
          <table:table-cell office:value-type="float" office:value="8452">
            <text:p>8452</text:p>
          </table:table-cell>
          <table:table-cell table:style-name="ce5"/>
          <table:table-cell table:style-name="ce9" table:formula="of:=[.B4]/SUM([.$B$2:.$B$8])" office:value-type="percentage" office:value="0.00905577573562106">
            <text:p>0.906%</text:p>
          </table:table-cell>
          <table:table-cell/>
          <table:table-cell office:value-type="string">
            <text:p>##-#</text:p>
          </table:table-cell>
          <table:table-cell table:formula="of:=LOOKUP([.$G$1];[Sheet2.$B$1:.$L$1];[Sheet2.B5:.L5])" office:value-type="float" office:value="3846072">
            <text:p>3846072</text:p>
          </table:table-cell>
          <table:table-cell table:style-name="ce5"/>
          <table:table-cell table:style-name="ce9" table:formula="of:=[.G4]/SUM([.$G$2:.$G$16])" office:value-type="percentage" office:value="0.0851958595321572">
            <text:p>8.520%</text:p>
          </table:table-cell>
          <table:table-cell table:style-name="ce5"/>
          <table:table-cell/>
          <table:table-cell office:value-type="string">
            <text:p>##-#</text:p>
          </table:table-cell>
          <table:table-cell table:number-columns-repeated="1012"/>
        </table:table-row>
        <table:table-row table:style-name="ro1">
          <table:table-cell office:value-type="string">
            <text:p>-##</text:p>
          </table:table-cell>
          <table:table-cell office:value-type="float" office:value="3218">
            <text:p>3218</text:p>
          </table:table-cell>
          <table:table-cell table:style-name="ce5"/>
          <table:table-cell table:style-name="ce9" table:formula="of:=[.B5]/SUM([.$B$2:.$B$8])" office:value-type="percentage" office:value="0.00344788053918937">
            <text:p>0.345%</text:p>
          </table:table-cell>
          <table:table-cell/>
          <table:table-cell office:value-type="string">
            <text:p>#-##</text:p>
          </table:table-cell>
          <table:table-cell table:formula="of:=LOOKUP([.$G$1];[Sheet2.$B$1:.$L$1];[Sheet2.B6:.L6])" office:value-type="float" office:value="7114165">
            <text:p>7114165</text:p>
          </table:table-cell>
          <table:table-cell table:style-name="ce5"/>
          <table:table-cell table:style-name="ce9" table:formula="of:=[.G5]/SUM([.$G$2:.$G$16])" office:value-type="percentage" office:value="0.157588678014501">
            <text:p>15.759%</text:p>
          </table:table-cell>
          <table:table-cell table:style-name="ce5"/>
          <table:table-cell/>
          <table:table-cell office:value-type="string">
            <text:p>##--</text:p>
          </table:table-cell>
          <table:table-cell table:number-columns-repeated="1012"/>
        </table:table-row>
        <table:table-row table:style-name="ro1">
          <table:table-cell office:value-type="string">
            <text:p>#--</text:p>
          </table:table-cell>
          <table:table-cell office:value-type="float" office:value="2569">
            <text:p>2569</text:p>
          </table:table-cell>
          <table:table-cell table:style-name="ce5"/>
          <table:table-cell table:style-name="ce9" table:formula="of:=[.B6]/SUM([.$B$2:.$B$8])" office:value-type="percentage" office:value="0.00275251867780531">
            <text:p>0.275%</text:p>
          </table:table-cell>
          <table:table-cell/>
          <table:table-cell office:value-type="string">
            <text:p>-###</text:p>
          </table:table-cell>
          <table:table-cell table:formula="of:=LOOKUP([.$G$1];[Sheet2.$B$1:.$L$1];[Sheet2.B7:.L7])" office:value-type="float" office:value="20772">
            <text:p>20772</text:p>
          </table:table-cell>
          <table:table-cell table:style-name="ce5"/>
          <table:table-cell table:style-name="ce9" table:formula="of:=[.G6]/SUM([.$G$2:.$G$16])" office:value-type="percentage" office:value="0.000460128774032824">
            <text:p>0.046%</text:p>
          </table:table-cell>
          <table:table-cell table:style-name="ce5"/>
          <table:table-cell/>
          <table:table-cell office:value-type="string">
            <text:p>#-##</text:p>
          </table:table-cell>
          <table:table-cell table:number-columns-repeated="1012"/>
        </table:table-row>
        <table:table-row table:style-name="ro1">
          <table:table-cell office:value-type="string">
            <text:p>-#-</text:p>
          </table:table-cell>
          <table:table-cell office:value-type="float" office:value="32975">
            <text:p>32975</text:p>
          </table:table-cell>
          <table:table-cell table:style-name="ce5"/>
          <table:table-cell table:style-name="ce9" table:formula="of:=[.B7]/SUM([.$B$2:.$B$8])" office:value-type="percentage" office:value="0.0353305968861932">
            <text:p>3.533%</text:p>
          </table:table-cell>
          <table:table-cell/>
          <table:table-cell office:value-type="string">
            <text:p>##--</text:p>
          </table:table-cell>
          <table:table-cell table:formula="of:=LOOKUP([.$G$1];[Sheet2.$B$1:.$L$1];[Sheet2.B8:.L8])" office:value-type="float" office:value="536805">
            <text:p>536805</text:p>
          </table:table-cell>
          <table:table-cell table:style-name="ce5"/>
          <table:table-cell table:style-name="ce9" table:formula="of:=[.G7]/SUM([.$G$2:.$G$16])" office:value-type="percentage" office:value="0.0118909795178457">
            <text:p>1.189%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>
            <text:p>--#</text:p>
          </table:table-cell>
          <table:table-cell office:value-type="float" office:value="19441">
            <text:p>19441</text:p>
          </table:table-cell>
          <table:table-cell table:style-name="ce5"/>
          <table:table-cell table:style-name="ce10" table:formula="of:=[.B8]/SUM([.$B$2:.$B$8])" office:value-type="percentage" office:value="0.0208297842021071">
            <text:p>2.083%</text:p>
          </table:table-cell>
          <table:table-cell/>
          <table:table-cell office:value-type="string">
            <text:p>#-#-</text:p>
          </table:table-cell>
          <table:table-cell table:formula="of:=LOOKUP([.$G$1];[Sheet2.$B$1:.$L$1];[Sheet2.B9:.L9])" office:value-type="float" office:value="1355426">
            <text:p>1355426</text:p>
          </table:table-cell>
          <table:table-cell table:style-name="ce5"/>
          <table:table-cell table:style-name="ce9" table:formula="of:=[.G8]/SUM([.$G$2:.$G$16])" office:value-type="percentage" office:value="0.0300245765295693">
            <text:p>3.002%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#--#</text:p>
          </table:table-cell>
          <table:table-cell table:formula="of:=LOOKUP([.$G$1];[Sheet2.$B$1:.$L$1];[Sheet2.B10:.L10])" office:value-type="float" office:value="10277359">
            <text:p>10277359</text:p>
          </table:table-cell>
          <table:table-cell table:style-name="ce5"/>
          <table:table-cell table:style-name="ce9" table:formula="of:=[.G9]/SUM([.$G$2:.$G$16])" office:value-type="percentage" office:value="0.227657837327422">
            <text:p>22.766%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office:value-type="string">
            <text:p>atot</text:p>
          </table:table-cell>
          <table:table-cell office:value-type="string">
            <text:p>btot</text:p>
          </table:table-cell>
          <table:table-cell office:value-type="string">
            <text:p>ctot</text:p>
          </table:table-cell>
          <table:table-cell/>
          <table:table-cell office:value-type="string">
            <text:p>-##-</text:p>
          </table:table-cell>
          <table:table-cell table:formula="of:=LOOKUP([.$G$1];[Sheet2.$B$1:.$L$1];[Sheet2.B11:.L11])" office:value-type="float" office:value="6260">
            <text:p>6260</text:p>
          </table:table-cell>
          <table:table-cell table:style-name="ce5"/>
          <table:table-cell table:style-name="ce9" table:formula="of:=[.G10]/SUM([.$G$2:.$G$16])" office:value-type="percentage" office:value="0.000138667731823872">
            <text:p>0.014%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formula="of:=[.B2]+[.B3]+[.B4]+[.B6]" office:value-type="float" office:value="877693">
            <text:p>877693</text:p>
          </table:table-cell>
          <table:table-cell table:formula="of:=[.B2]+[.B3]+[.B5]+[.B7]" office:value-type="float" office:value="902865">
            <text:p>902865</text:p>
          </table:table-cell>
          <table:table-cell table:formula="of:=[.B2]+[.B4]+[.B5]+[.B8]" office:value-type="float" office:value="661137">
            <text:p>661137</text:p>
          </table:table-cell>
          <table:table-cell/>
          <table:table-cell office:value-type="string">
            <text:p>-#-#</text:p>
          </table:table-cell>
          <table:table-cell table:formula="of:=LOOKUP([.$G$1];[Sheet2.$B$1:.$L$1];[Sheet2.B12:.L12])" office:value-type="float" office:value="71633">
            <text:p>71633</text:p>
          </table:table-cell>
          <table:table-cell table:style-name="ce5"/>
          <table:table-cell table:style-name="ce9" table:formula="of:=[.G11]/SUM([.$G$2:.$G$16])" office:value-type="percentage" office:value="0.0015867708680095">
            <text:p>0.159%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--##</text:p>
          </table:table-cell>
          <table:table-cell table:formula="of:=LOOKUP([.$G$1];[Sheet2.$B$1:.$L$1];[Sheet2.B13:.L13])" office:value-type="float" office:value="1130330">
            <text:p>1130330</text:p>
          </table:table-cell>
          <table:table-cell table:style-name="ce5"/>
          <table:table-cell table:style-name="ce9" table:formula="of:=[.G12]/SUM([.$G$2:.$G$16])" office:value-type="percentage" office:value="0.025038386152153">
            <text:p>2.504%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office:value-type="string">
            <text:p>relative</text:p>
          </table:table-cell>
          <table:table-cell table:number-columns-repeated="3"/>
          <table:table-cell office:value-type="string">
            <text:p>#---</text:p>
          </table:table-cell>
          <table:table-cell table:formula="of:=LOOKUP([.$G$1];[Sheet2.$B$1:.$L$1];[Sheet2.B14:.L14])" office:value-type="float" office:value="5456015">
            <text:p>5456015</text:p>
          </table:table-cell>
          <table:table-cell table:style-name="ce5"/>
          <table:table-cell table:style-name="ce9" table:formula="of:=[.G13]/SUM([.$G$2:.$G$16])" office:value-type="percentage" office:value="0.12085834262732">
            <text:p>12.086%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1" table:formula="of:=[.B11]/SUM([.$B$11:.$D$11])" office:value-type="percentage" office:value="0.359460538683169">
            <text:p>35.946%</text:p>
          </table:table-cell>
          <table:table-cell table:style-name="ce1" table:formula="of:=[.C11]/SUM([.$B$11:.$D$11])" office:value-type="percentage" office:value="0.369769770589693">
            <text:p>36.977%</text:p>
          </table:table-cell>
          <table:table-cell table:style-name="ce1" table:formula="of:=[.D11]/SUM([.$B$11:.$D$11])" office:value-type="percentage" office:value="0.270769690727138">
            <text:p>27.077%</text:p>
          </table:table-cell>
          <table:table-cell/>
          <table:table-cell office:value-type="string">
            <text:p>-#--</text:p>
          </table:table-cell>
          <table:table-cell table:formula="of:=LOOKUP([.$G$1];[Sheet2.$B$1:.$L$1];[Sheet2.B15:.L15])" office:value-type="float" office:value="1176859">
            <text:p>1176859</text:p>
          </table:table-cell>
          <table:table-cell table:style-name="ce5"/>
          <table:table-cell table:style-name="ce9" table:formula="of:=[.G14]/SUM([.$G$2:.$G$16])" office:value-type="percentage" office:value="0.0260690684035959">
            <text:p>2.607%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1" table:number-columns-repeated="3"/>
          <table:table-cell/>
          <table:table-cell office:value-type="string">
            <text:p>--#-</text:p>
          </table:table-cell>
          <table:table-cell table:formula="of:=LOOKUP([.$G$1];[Sheet2.$B$1:.$L$1];[Sheet2.B16:.L16])" office:value-type="float" office:value="1413253">
            <text:p>1413253</text:p>
          </table:table-cell>
          <table:table-cell table:style-name="ce5"/>
          <table:table-cell table:style-name="ce9" table:formula="of:=[.G15]/SUM([.$G$2:.$G$16])" office:value-type="percentage" office:value="0.0313055252401411">
            <text:p>3.131%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---#</text:p>
          </table:table-cell>
          <table:table-cell table:formula="of:=LOOKUP([.$G$1];[Sheet2.$B$1:.$L$1];[Sheet2.B17:.L17])" office:value-type="float" office:value="9108889">
            <text:p>9108889</text:p>
          </table:table-cell>
          <table:table-cell table:style-name="ce5"/>
          <table:table-cell table:style-name="ce10" table:formula="of:=[.G16]/SUM([.$G$2:.$G$16])" office:value-type="percentage" office:value="0.201774596975307">
            <text:p>20.177%</text:p>
          </table:table-cell>
          <table:table-cell table:style-name="ce5"/>
          <table:table-cell table:number-columns-repeated="1014"/>
        </table:table-row>
        <table:table-row table:style-name="ro2">
          <table:table-cell office:value-type="string">
            <text:p>###</text:p>
          </table:table-cell>
          <table:table-cell table:style-name="ce2" table:formula="of:=[.$B2]/[.B$11]" office:value-type="percentage" office:value="0.717820467976844">
            <text:p>71.782%</text:p>
          </table:table-cell>
          <table:table-cell table:style-name="ce6" table:formula="of:=[.$B2]/[.C$11]" office:value-type="percentage" office:value="0.697807534902782">
            <text:p>69.781%</text:p>
          </table:table-cell>
          <table:table-cell table:style-name="ce11" table:formula="of:=[.$B2]/[.D$11]" office:value-type="percentage" office:value="0.952943187266784">
            <text:p>95.294%</text:p>
          </table:table-cell>
          <table:table-cell table:number-columns-repeated="2"/>
          <table:table-cell table:style-name="ce15" table:formula="of:=LOOKUP([.$G$1];[Sheet2.$B$1:.$L$1];[Sheet2.B2:.L2])" office:value-type="string" office:string-value="all cropped">
            <text:p>all cropped</text:p>
          </table:table-cell>
          <table:table-cell table:number-columns-repeated="1017"/>
        </table:table-row>
        <table:table-row table:style-name="ro1">
          <table:table-cell office:value-type="string">
            <text:p>##-</text:p>
          </table:table-cell>
          <table:table-cell table:style-name="ce3" table:formula="of:=[.$B3]/[.B$11]" office:value-type="percentage" office:value="0.26962274964025">
            <text:p>26.962%</text:p>
          </table:table-cell>
          <table:table-cell table:style-name="ce1" table:formula="of:=[.$B3]/[.C$11]" office:value-type="percentage" office:value="0.262105630409862">
            <text:p>26.211%</text:p>
          </table:table-cell>
          <table:table-cell table:style-name="ce12"/>
          <table:table-cell table:number-columns-repeated="2"/>
          <table:table-cell office:value-type="string">
            <text:p>atot</text:p>
          </table:table-cell>
          <table:table-cell office:value-type="string">
            <text:p>btot</text:p>
          </table:table-cell>
          <table:table-cell office:value-type="string">
            <text:p>ctot</text:p>
          </table:table-cell>
          <table:table-cell office:value-type="string">
            <text:p>dtot</text:p>
          </table:table-cell>
          <table:table-cell table:number-columns-repeated="1014"/>
        </table:table-row>
        <table:table-row table:style-name="ro1">
          <table:table-cell office:value-type="string">
            <text:p>#-#</text:p>
          </table:table-cell>
          <table:table-cell table:style-name="ce3" table:formula="of:=[.$B4]/[.B$11]" office:value-type="percentage" office:value="0.009629790826633">
            <text:p>0.963%</text:p>
          </table:table-cell>
          <table:table-cell table:style-name="ce1"/>
          <table:table-cell table:style-name="ce12" table:formula="of:=[.$B4]/[.D$11]" office:value-type="percentage" office:value="0.0127840371965266">
            <text:p>1.278%</text:p>
          </table:table-cell>
          <table:table-cell table:number-columns-repeated="2"/>
          <table:table-cell table:formula="of:=[.G2]+[.G3]+[.G4]+[.G5]+[.G7]+[.G8]+[.G9]+[.G13]" office:value-type="float" office:value="32215888">
            <text:p>32215888</text:p>
          </table:table-cell>
          <table:table-cell table:formula="of:=[.G2]+[.G3]+[.G4]+[.G6]+[.G7]+[.G10]+[.G11]+[.G14]" office:value-type="float" office:value="9288447">
            <text:p>9288447</text:p>
          </table:table-cell>
          <table:table-cell table:formula="of:=[.G2]+[.G3]+[.G5]+[.G6]+[.G8]+[.G10]+[.G12]+[.G15]" office:value-type="float" office:value="14670252">
            <text:p>14670252</text:p>
          </table:table-cell>
          <table:table-cell table:formula="of:=[.G2]+[.G4]+[.G5]+[.G6]+[.G9]+[.G11]+[.G12]+[.G16]" office:value-type="float" office:value="34901706">
            <text:p>34901706</text:p>
          </table:table-cell>
          <table:table-cell table:formula="of:=SUM([.G19:.J19])" office:value-type="float" office:value="91076293">
            <text:p>91076293</text:p>
          </table:table-cell>
          <table:table-cell table:number-columns-repeated="1013"/>
        </table:table-row>
        <table:table-row table:style-name="ro1">
          <table:table-cell office:value-type="string">
            <text:p>-##</text:p>
          </table:table-cell>
          <table:table-cell table:style-name="ce3"/>
          <table:table-cell table:style-name="ce1" table:formula="of:=[.$B5]/[.C$11]" office:value-type="percentage" office:value="0.00356420948868325">
            <text:p>0.356%</text:p>
          </table:table-cell>
          <table:table-cell table:style-name="ce12" table:formula="of:=[.$B5]/[.D$11]" office:value-type="percentage" office:value="0.00486737242054219">
            <text:p>0.487%</text:p>
          </table:table-cell>
          <table:table-cell table:number-columns-repeated="1020"/>
        </table:table-row>
        <table:table-row table:style-name="ro1">
          <table:table-cell office:value-type="string">
            <text:p>#--</text:p>
          </table:table-cell>
          <table:table-cell table:style-name="ce3" table:formula="of:=[.$B6]/[.B$11]" office:value-type="percentage" office:value="0.00292699155627309">
            <text:p>0.293%</text:p>
          </table:table-cell>
          <table:table-cell table:style-name="ce1"/>
          <table:table-cell table:style-name="ce12"/>
          <table:table-cell table:number-columns-repeated="2"/>
          <table:table-cell office:value-type="string">
            <text:p>relative</text:p>
          </table:table-cell>
          <table:table-cell table:number-columns-repeated="1017"/>
        </table:table-row>
        <table:table-row table:style-name="ro1">
          <table:table-cell office:value-type="string">
            <text:p>-#-</text:p>
          </table:table-cell>
          <table:table-cell table:style-name="ce3"/>
          <table:table-cell table:style-name="ce1" table:formula="of:=[.$B7]/[.C$11]" office:value-type="percentage" office:value="0.0365226251986731">
            <text:p>3.652%</text:p>
          </table:table-cell>
          <table:table-cell table:style-name="ce12"/>
          <table:table-cell table:number-columns-repeated="2"/>
          <table:table-cell table:style-name="ce1" table:formula="of:=[.G19]/SUM([.$G$19:.$J$19])" office:value-type="percentage" office:value="0.353724190333482">
            <text:p>35.372%</text:p>
          </table:table-cell>
          <table:table-cell table:style-name="ce1" table:formula="of:=[.H19]/SUM([.$G$19:.$J$19])" office:value-type="percentage" office:value="0.101985343211103">
            <text:p>10.199%</text:p>
          </table:table-cell>
          <table:table-cell table:style-name="ce1" table:formula="of:=[.I19]/SUM([.$G$19:.$J$19])" office:value-type="percentage" office:value="0.161076516366339">
            <text:p>16.108%</text:p>
          </table:table-cell>
          <table:table-cell table:style-name="ce1" table:formula="of:=[.J19]/SUM([.$G$19:.$J$19])" office:value-type="percentage" office:value="0.383213950089075">
            <text:p>38.321%</text:p>
          </table:table-cell>
          <table:table-cell table:number-columns-repeated="1014"/>
        </table:table-row>
        <table:table-row table:style-name="ro1">
          <table:table-cell office:value-type="string">
            <text:p>--#</text:p>
          </table:table-cell>
          <table:table-cell table:style-name="ce4"/>
          <table:table-cell table:style-name="ce7"/>
          <table:table-cell table:style-name="ce13" table:formula="of:=[.$B8]/[.D$11]" office:value-type="percentage" office:value="0.0294054031161469">
            <text:p>2.941%</text:p>
          </table:table-cell>
          <table:table-cell table:number-columns-repeated="2"/>
          <table:table-cell table:style-name="ce1" table:number-columns-repeated="4"/>
          <table:table-cell table:number-columns-repeated="1014"/>
        </table:table-row>
        <table:table-row table:style-name="ro1">
          <table:table-cell/>
          <table:table-cell table:formula="of:=SUM([.B17:.B23])" office:value-type="percentage" office:value="1">
            <text:p>100.00%</text:p>
          </table:table-cell>
          <table:table-cell table:formula="of:=SUM([.C17:.C23])" office:value-type="percentage" office:value="1">
            <text:p>100.00%</text:p>
          </table:table-cell>
          <table:table-cell table:formula="of:=SUM([.D17:.D23])" office:value-type="percentage" office:value="1">
            <text:p>100.00%</text:p>
          </table:table-cell>
          <table:table-cell table:number-columns-repeated="2"/>
          <table:table-cell table:style-name="ce1" table:number-columns-repeated="4"/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####</text:p>
          </table:table-cell>
          <table:table-cell table:style-name="ce2" table:formula="of:=[.$G2]/[.G$19]" office:value-type="percentage" office:value="0.103442313929077">
            <text:p>10.344%</text:p>
          </table:table-cell>
          <table:table-cell table:style-name="ce6" table:formula="of:=[.$G2]/[.H$19]" office:value-type="percentage" office:value="0.358777522227343">
            <text:p>35.878%</text:p>
          </table:table-cell>
          <table:table-cell table:style-name="ce6" table:formula="of:=[.$G2]/[.I$19]" office:value-type="percentage" office:value="0.227159424391619">
            <text:p>22.716%</text:p>
          </table:table-cell>
          <table:table-cell table:style-name="ce11" table:formula="of:=[.$G2]/[.J$19]" office:value-type="percentage" office:value="0.0954820374683117">
            <text:p>9.548%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###-</text:p>
          </table:table-cell>
          <table:table-cell table:style-name="ce3" table:formula="of:=[.$G3]/[.G$19]" office:value-type="percentage" office:value="0.00923643638194918">
            <text:p>0.924%</text:p>
          </table:table-cell>
          <table:table-cell table:style-name="ce1" table:formula="of:=[.$G3]/[.H$19]" office:value-type="percentage" office:value="0.0320354952770899">
            <text:p>3.204%</text:p>
          </table:table-cell>
          <table:table-cell table:style-name="ce1" table:formula="of:=[.$G3]/[.I$19]" office:value-type="percentage" office:value="0.0202832234920027">
            <text:p>2.028%</text:p>
          </table:table-cell>
          <table:table-cell table:style-name="ce12"/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##-#</text:p>
          </table:table-cell>
          <table:table-cell table:style-name="ce3" table:formula="of:=[.$G4]/[.G$19]" office:value-type="percentage" office:value="0.119384323660425">
            <text:p>11.938%</text:p>
          </table:table-cell>
          <table:table-cell table:style-name="ce1" table:formula="of:=[.$G4]/[.H$19]" office:value-type="percentage" office:value="0.414070511464403">
            <text:p>41.407%</text:p>
          </table:table-cell>
          <table:table-cell table:style-name="ce1"/>
          <table:table-cell table:style-name="ce12" table:formula="of:=[.$G4]/[.J$19]" office:value-type="percentage" office:value="0.110197249383741">
            <text:p>11.020%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#-##</text:p>
          </table:table-cell>
          <table:table-cell table:style-name="ce3" table:formula="of:=[.$G5]/[.G$19]" office:value-type="percentage" office:value="0.220827841219215">
            <text:p>22.083%</text:p>
          </table:table-cell>
          <table:table-cell table:style-name="ce1"/>
          <table:table-cell table:style-name="ce1" table:formula="of:=[.$G5]/[.I$19]" office:value-type="percentage" office:value="0.484938159208172">
            <text:p>48.494%</text:p>
          </table:table-cell>
          <table:table-cell table:style-name="ce12" table:formula="of:=[.$G5]/[.J$19]" office:value-type="percentage" office:value="0.20383430540616">
            <text:p>20.383%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-###</text:p>
          </table:table-cell>
          <table:table-cell table:style-name="ce3"/>
          <table:table-cell table:style-name="ce1" table:formula="of:=[.$G6]/[.H$19]" office:value-type="percentage" office:value="0.00223632648170356">
            <text:p>0.224%</text:p>
          </table:table-cell>
          <table:table-cell table:style-name="ce1" table:formula="of:=[.$G6]/[.I$19]" office:value-type="percentage" office:value="0.00141592659757992">
            <text:p>0.142%</text:p>
          </table:table-cell>
          <table:table-cell table:style-name="ce12" table:formula="of:=[.$G6]/[.J$19]" office:value-type="percentage" office:value="0.000595157153635986">
            <text:p>0.060%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##--</text:p>
          </table:table-cell>
          <table:table-cell table:style-name="ce3" table:formula="of:=[.$G7]/[.G$19]" office:value-type="percentage" office:value="0.0166627410673889">
            <text:p>1.666%</text:p>
          </table:table-cell>
          <table:table-cell table:style-name="ce1" table:formula="of:=[.$G7]/[.H$19]" office:value-type="percentage" office:value="0.0577927612656884">
            <text:p>5.779%</text:p>
          </table:table-cell>
          <table:table-cell table:style-name="ce1"/>
          <table:table-cell table:style-name="ce12"/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#-#-</text:p>
          </table:table-cell>
          <table:table-cell table:style-name="ce3" table:formula="of:=[.$G8]/[.G$19]" office:value-type="percentage" office:value="0.0420732155512833">
            <text:p>4.207%</text:p>
          </table:table-cell>
          <table:table-cell table:style-name="ce1"/>
          <table:table-cell table:style-name="ce1" table:formula="of:=[.$G8]/[.I$19]" office:value-type="percentage" office:value="0.0923928232452994">
            <text:p>9.239%</text:p>
          </table:table-cell>
          <table:table-cell table:style-name="ce12"/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#--#</text:p>
          </table:table-cell>
          <table:table-cell table:style-name="ce3" table:formula="of:=[.$G9]/[.G$19]" office:value-type="percentage" office:value="0.319015232484046">
            <text:p>31.902%</text:p>
          </table:table-cell>
          <table:table-cell table:style-name="ce1" table:number-columns-repeated="2"/>
          <table:table-cell table:style-name="ce12" table:formula="of:=[.$G9]/[.J$19]" office:value-type="percentage" office:value="0.294465806341959">
            <text:p>29.447%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-##-</text:p>
          </table:table-cell>
          <table:table-cell table:style-name="ce3"/>
          <table:table-cell table:style-name="ce1" table:formula="of:=[.$G10]/[.H$19]" office:value-type="percentage" office:value="0.000673955506232635">
            <text:p>0.067%</text:p>
          </table:table-cell>
          <table:table-cell table:style-name="ce1" table:formula="of:=[.$G10]/[.I$19]" office:value-type="percentage" office:value="0.000426713869673132">
            <text:p>0.043%</text:p>
          </table:table-cell>
          <table:table-cell table:style-name="ce12"/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-#-#</text:p>
          </table:table-cell>
          <table:table-cell table:style-name="ce3"/>
          <table:table-cell table:style-name="ce1" table:formula="of:=[.$G11]/[.H$19]" office:value-type="percentage" office:value="0.00771205347890772">
            <text:p>0.771%</text:p>
          </table:table-cell>
          <table:table-cell table:style-name="ce1"/>
          <table:table-cell table:style-name="ce12" table:formula="of:=[.$G11]/[.J$19]" office:value-type="percentage" office:value="0.00205242116244977">
            <text:p>0.205%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--##</text:p>
          </table:table-cell>
          <table:table-cell table:style-name="ce3"/>
          <table:table-cell table:style-name="ce1"/>
          <table:table-cell table:style-name="ce1" table:formula="of:=[.$G12]/[.I$19]" office:value-type="percentage" office:value="0.0770491195379602">
            <text:p>7.705%</text:p>
          </table:table-cell>
          <table:table-cell table:style-name="ce12" table:formula="of:=[.$G12]/[.J$19]" office:value-type="percentage" office:value="0.0323860959690624">
            <text:p>3.239%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#---</text:p>
          </table:table-cell>
          <table:table-cell table:style-name="ce3" table:formula="of:=[.$G13]/[.G$19]" office:value-type="percentage" office:value="0.169357895706615">
            <text:p>16.936%</text:p>
          </table:table-cell>
          <table:table-cell table:style-name="ce1" table:formula="of:=[.$G13]/[.H$19]" office:value-type="percentage" office:value="0.587397979446941">
            <text:p>58.740%</text:p>
          </table:table-cell>
          <table:table-cell table:style-name="ce1"/>
          <table:table-cell table:style-name="ce12"/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-#--</text:p>
          </table:table-cell>
          <table:table-cell table:style-name="ce3"/>
          <table:table-cell table:style-name="ce1" table:number-columns-repeated="2"/>
          <table:table-cell table:style-name="ce12"/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--#-</text:p>
          </table:table-cell>
          <table:table-cell table:style-name="ce3"/>
          <table:table-cell table:style-name="ce1"/>
          <table:table-cell table:style-name="ce1" table:formula="of:=[.$G15]/[.I$19]" office:value-type="percentage" office:value="0.0963346096576937">
            <text:p>9.633%</text:p>
          </table:table-cell>
          <table:table-cell table:style-name="ce12"/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---#</text:p>
          </table:table-cell>
          <table:table-cell table:style-name="ce4"/>
          <table:table-cell table:style-name="ce7" table:number-columns-repeated="2"/>
          <table:table-cell table:style-name="ce13" table:formula="of:=[.$G16]/[.J$19]" office:value-type="percentage" office:value="0.26098692711468">
            <text:p>26.099%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SUM([.G25:.G39])" office:value-type="percentage" office:value="1">
            <text:p>100.00%</text:p>
          </table:table-cell>
          <table:table-cell table:formula="of:=SUM([.H25:.H39])" office:value-type="percentage" office:value="1.46069660514831">
            <text:p>146.07%</text:p>
          </table:table-cell>
          <table:table-cell table:formula="of:=SUM([.I25:.I39])" office:value-type="percentage" office:value="1">
            <text:p>100.00%</text:p>
          </table:table-cell>
          <table:table-cell table:formula="of:=SUM([.J25:.J39])" office:value-type="percentage" office:value="1">
            <text:p>100.00%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office:value-type="string">
            <text:p>tp</text:p>
          </table:table-cell>
          <table:table-cell table:formula="of:=[.G2]+[.G4]+[.G5]+[.G9]" office:value-type="float" office:value="24570082">
            <text:p>24570082</text:p>
          </table:table-cell>
          <table:table-cell table:formula="of:=[.G2]+[.G4]+[.G6]+[.G11]" office:value-type="float" office:value="7270963">
            <text:p>7270963</text:p>
          </table:table-cell>
          <table:table-cell table:formula="of:=[.G2]+[.G5]+[.G6]+[.G12]" office:value-type="float" office:value="11597753">
            <text:p>1159775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 office:value-type="string">
            <text:p>fp</text:p>
          </table:table-cell>
          <table:table-cell table:formula="of:=[.G3]+[.G7]+[.G8]+[.G13]" office:value-type="float" office:value="7645806">
            <text:p>7645806</text:p>
          </table:table-cell>
          <table:table-cell table:formula="of:=[.G3]+[.G7]+[.G10]+[.G14]" office:value-type="float" office:value="2017484">
            <text:p>2017484</text:p>
          </table:table-cell>
          <table:table-cell table:formula="of:=[.G3]+[.G8]+[.G10]+[.G15]" office:value-type="float" office:value="3072499">
            <text:p>3072499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 office:value-type="string">
            <text:p>fn</text:p>
          </table:table-cell>
          <table:table-cell table:formula="of:=[.G6]+[.G11]+[.G12]+[.G16]" office:value-type="float" office:value="10331624">
            <text:p>10331624</text:p>
          </table:table-cell>
          <table:table-cell table:formula="of:=[.G5]+[.G9]+[.G12]+[.G16]" office:value-type="float" office:value="27630743">
            <text:p>27630743</text:p>
          </table:table-cell>
          <table:table-cell table:formula="of:=[.G4]+[.G9]+[.G11]+[.G16]" office:value-type="float" office:value="23303953">
            <text:p>2330395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prec</text:p>
          </table:table-cell>
          <table:table-cell table:formula="of:=[.G43]/([.G43]+[.G44])" office:value-type="float" office:value="0.762669711292763">
            <text:p>0.7626697113</text:p>
          </table:table-cell>
          <table:table-cell table:formula="of:=[.H43]/([.H43]+[.H44])" office:value-type="float" office:value="0.782796413652358">
            <text:p>0.7827964137</text:p>
          </table:table-cell>
          <table:table-cell table:formula="of:=[.I43]/([.I43]+[.I44])" office:value-type="float" office:value="0.790562629735331">
            <text:p>0.790562629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rec</text:p>
          </table:table-cell>
          <table:table-cell table:formula="of:=[.G43]/([.G43]+[.G45])" office:value-type="float" office:value="0.703979398600172">
            <text:p>0.7039793986</text:p>
          </table:table-cell>
          <table:table-cell table:formula="of:=[.H43]/([.H43]+[.H45])" office:value-type="float" office:value="0.208326865168138">
            <text:p>0.2083268652</text:p>
          </table:table-cell>
          <table:table-cell table:formula="of:=[.I43]/([.I43]+[.I45])" office:value-type="float" office:value="0.33229759599717">
            <text:p>0.332297596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string">
            <text:p>fmeas</text:p>
          </table:table-cell>
          <table:table-cell table:formula="of:=2*[.G48]*[.G49]/([.G48]+[.G49])" office:value-type="float" office:value="0.732150261524571">
            <text:p>0.7321502615</text:p>
          </table:table-cell>
          <table:table-cell table:formula="of:=2*[.H48]*[.H49]/([.H48]+[.H49])" office:value-type="float" office:value="0.329076163189568">
            <text:p>0.3290761632</text:p>
          </table:table-cell>
          <table:table-cell table:formula="of:=2*[.I48]*[.I49]/([.I48]+[.I49])" office:value-type="float" office:value="0.467915872921542">
            <text:p>0.4679158729</text:p>
          </table:table-cell>
          <table:table-cell table:number-columns-repeated="1015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ce14"/>
        <table:table-column table:style-name="co2" table:number-columns-repeated="1023" table:default-cell-style-name="Default"/>
        <table:table-row table:style-name="ro1">
          <table:table-cell table:style-name="ce16"/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table:number-columns-repeated="1015"/>
        </table:table-row>
        <table:table-row table:style-name="ro4">
          <table:table-cell table:style-name="ce16"/>
          <table:table-cell table:style-name="ce17" office:value-type="string">
            <text:p>all cropped except truth</text:p>
          </table:table-cell>
          <table:table-cell table:style-name="ce17" office:value-type="string">
            <text:p>all cropped</text:p>
          </table:table-cell>
          <table:table-cell table:style-name="ce17" table:number-columns-repeated="1021"/>
        </table:table-row>
        <table:table-row table:style-name="ro1">
          <table:table-cell office:value-type="string">
            <text:p>####</text:p>
          </table:table-cell>
          <table:table-cell office:value-type="float" office:value="3332374">
            <text:p>3332374</text:p>
          </table:table-cell>
          <table:table-cell office:value-type="float" office:value="3332486">
            <text:p>3332486</text:p>
          </table:table-cell>
          <table:table-cell table:number-columns-repeated="1021"/>
        </table:table-row>
        <table:table-row table:style-name="ro1">
          <table:table-cell office:value-type="string">
            <text:p>###-</text:p>
          </table:table-cell>
          <table:table-cell office:value-type="float" office:value="297672">
            <text:p>297672</text:p>
          </table:table-cell>
          <table:table-cell office:value-type="float" office:value="297560">
            <text:p>297560</text:p>
          </table:table-cell>
          <table:table-cell table:number-columns-repeated="1021"/>
        </table:table-row>
        <table:table-row table:style-name="ro1">
          <table:table-cell office:value-type="string">
            <text:p>##-#</text:p>
          </table:table-cell>
          <table:table-cell office:value-type="float" office:value="3846043">
            <text:p>3846043</text:p>
          </table:table-cell>
          <table:table-cell office:value-type="float" office:value="3846072">
            <text:p>3846072</text:p>
          </table:table-cell>
          <table:table-cell table:number-columns-repeated="1021"/>
        </table:table-row>
        <table:table-row table:style-name="ro1">
          <table:table-cell office:value-type="string">
            <text:p>#-##</text:p>
          </table:table-cell>
          <table:table-cell office:value-type="float" office:value="7114164">
            <text:p>7114164</text:p>
          </table:table-cell>
          <table:table-cell office:value-type="float" office:value="7114165">
            <text:p>7114165</text:p>
          </table:table-cell>
          <table:table-cell table:number-columns-repeated="1021"/>
        </table:table-row>
        <table:table-row table:style-name="ro1">
          <table:table-cell office:value-type="string">
            <text:p>-###</text:p>
          </table:table-cell>
          <table:table-cell table:number-columns-repeated="2" office:value-type="float" office:value="20772">
            <text:p>20772</text:p>
          </table:table-cell>
          <table:table-cell table:number-columns-repeated="1021"/>
        </table:table-row>
        <table:table-row table:style-name="ro1">
          <table:table-cell office:value-type="string">
            <text:p>##--</text:p>
          </table:table-cell>
          <table:table-cell office:value-type="float" office:value="536834">
            <text:p>536834</text:p>
          </table:table-cell>
          <table:table-cell office:value-type="float" office:value="536805">
            <text:p>536805</text:p>
          </table:table-cell>
          <table:table-cell table:number-columns-repeated="1021"/>
        </table:table-row>
        <table:table-row table:style-name="ro1">
          <table:table-cell office:value-type="string">
            <text:p>#-#-</text:p>
          </table:table-cell>
          <table:table-cell office:value-type="float" office:value="1355427">
            <text:p>1355427</text:p>
          </table:table-cell>
          <table:table-cell office:value-type="float" office:value="1355426">
            <text:p>1355426</text:p>
          </table:table-cell>
          <table:table-cell table:number-columns-repeated="1021"/>
        </table:table-row>
        <table:table-row table:style-name="ro1">
          <table:table-cell office:value-type="string">
            <text:p>#--#</text:p>
          </table:table-cell>
          <table:table-cell office:value-type="float" office:value="10277358">
            <text:p>10277358</text:p>
          </table:table-cell>
          <table:table-cell office:value-type="float" office:value="10277359">
            <text:p>10277359</text:p>
          </table:table-cell>
          <table:table-cell table:number-columns-repeated="1021"/>
        </table:table-row>
        <table:table-row table:style-name="ro1">
          <table:table-cell office:value-type="string">
            <text:p>-##-</text:p>
          </table:table-cell>
          <table:table-cell table:number-columns-repeated="2" office:value-type="float" office:value="6260">
            <text:p>6260</text:p>
          </table:table-cell>
          <table:table-cell table:number-columns-repeated="1021"/>
        </table:table-row>
        <table:table-row table:style-name="ro1">
          <table:table-cell office:value-type="string">
            <text:p>-#-#</text:p>
          </table:table-cell>
          <table:table-cell table:number-columns-repeated="2" office:value-type="float" office:value="71633">
            <text:p>71633</text:p>
          </table:table-cell>
          <table:table-cell table:number-columns-repeated="1021"/>
        </table:table-row>
        <table:table-row table:style-name="ro1">
          <table:table-cell office:value-type="string">
            <text:p>--##</text:p>
          </table:table-cell>
          <table:table-cell office:value-type="float" office:value="1130051">
            <text:p>1130051</text:p>
          </table:table-cell>
          <table:table-cell office:value-type="float" office:value="1130330">
            <text:p>1130330</text:p>
          </table:table-cell>
          <table:table-cell table:number-columns-repeated="1021"/>
        </table:table-row>
        <table:table-row table:style-name="ro1">
          <table:table-cell office:value-type="string">
            <text:p>#---</text:p>
          </table:table-cell>
          <table:table-cell office:value-type="float" office:value="5456016">
            <text:p>5456016</text:p>
          </table:table-cell>
          <table:table-cell office:value-type="float" office:value="5456015">
            <text:p>5456015</text:p>
          </table:table-cell>
          <table:table-cell table:number-columns-repeated="1021"/>
        </table:table-row>
        <table:table-row table:style-name="ro1">
          <table:table-cell office:value-type="string">
            <text:p>-#--</text:p>
          </table:table-cell>
          <table:table-cell table:number-columns-repeated="2" office:value-type="float" office:value="1176859">
            <text:p>1176859</text:p>
          </table:table-cell>
          <table:table-cell table:number-columns-repeated="1021"/>
        </table:table-row>
        <table:table-row table:style-name="ro1">
          <table:table-cell office:value-type="string">
            <text:p>--#-</text:p>
          </table:table-cell>
          <table:table-cell office:value-type="float" office:value="1413532">
            <text:p>1413532</text:p>
          </table:table-cell>
          <table:table-cell office:value-type="float" office:value="1413253">
            <text:p>1413253</text:p>
          </table:table-cell>
          <table:table-cell table:number-columns-repeated="1021"/>
        </table:table-row>
        <table:table-row table:style-name="ro1">
          <table:table-cell office:value-type="string">
            <text:p>---#</text:p>
          </table:table-cell>
          <table:table-cell office:value-type="float" office:value="25000286">
            <text:p>25000286</text:p>
          </table:table-cell>
          <table:table-cell office:value-type="float" office:value="9108889">
            <text:p>9108889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23/06/2017</text:date>, <text:time>14:2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Esterhuyse</meta:initial-creator>
    <meta:creation-date>2017-06-22T07:40:44.08</meta:creation-date>
    <dc:date>2017-06-23T14:28:35.37</dc:date>
    <dc:creator>Christopher Esterhuyse</dc:creator>
    <meta:editing-duration>PT22H9M30S</meta:editing-duration>
    <meta:editing-cycles>13</meta:editing-cycles>
    <meta:generator>OpenOffice/4.1.1$Win32 OpenOffice.org_project/411m6$Build-9775</meta:generator>
    <meta:document-statistic meta:table-count="3" meta:cell-count="250" meta:object-count="0"/>
  </office:meta>
</office:document-meta>
</file>